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Akapitzlistą" style:list-style-name="LFO1" style:family="paragraph">
      <style:text-properties fo:font-size="12pt" style:font-size-asian="12pt" style:font-size-complex="12pt"/>
    </style:style>
    <style:style style:name="P3" style:parent-style-name="Akapitzlistą" style:list-style-name="LFO1" style:family="paragraph">
      <style:text-properties fo:font-size="12pt" style:font-size-asian="12pt" style:font-size-complex="12pt"/>
    </style:style>
    <style:style style:name="P4" style:parent-style-name="Akapitzlistą" style:list-style-name="LFO1" style:family="paragraph">
      <style:text-properties fo:font-size="12pt" style:font-size-asian="12pt" style:font-size-complex="12pt"/>
    </style:style>
    <style:style style:name="P5" style:parent-style-name="Akapitzlistą" style:list-style-name="LFO1" style:family="paragraph">
      <style:text-properties fo:font-size="12pt" style:font-size-asian="12pt" style:font-size-complex="12pt"/>
    </style:style>
    <style:style style:name="P6" style:parent-style-name="Akapitzlistą" style:list-style-name="LFO1" style:family="paragraph">
      <style:text-properties fo:font-size="12pt" style:font-size-asian="12pt" style:font-size-complex="12pt"/>
    </style:style>
    <style:style style:name="P7" style:parent-style-name="Akapitzlistą" style:list-style-name="LFO1" style:family="paragraph">
      <style:text-properties fo:font-size="12pt" style:font-size-asian="12pt" style:font-size-complex="12pt"/>
    </style:style>
    <style:style style:name="P8" style:parent-style-name="Akapitzlistą" style:list-style-name="LFO1" style:family="paragraph">
      <style:text-properties fo:font-size="12pt" style:font-size-asian="12pt" style:font-size-complex="12pt"/>
    </style:style>
    <style:style style:name="P9" style:parent-style-name="Akapitzlistą" style:list-style-name="LFO1" style:family="paragraph">
      <style:text-properties fo:font-size="12pt" style:font-size-asian="12pt" style:font-size-complex="12pt"/>
    </style:style>
    <style:style style:name="P10" style:parent-style-name="Akapitzlistą" style:list-style-name="LFO1" style:family="paragraph">
      <style:text-properties fo:font-size="12pt" style:font-size-asian="12pt" style:font-size-complex="12pt"/>
    </style:style>
    <style:style style:name="P11" style:parent-style-name="Akapitzlistą" style:list-style-name="LFO1" style:family="paragraph">
      <style:text-properties fo:font-size="12pt" style:font-size-asian="12pt" style:font-size-complex="12pt"/>
    </style:style>
    <style:style style:name="P12" style:parent-style-name="Akapitzlistą" style:list-style-name="LFO1" style:family="paragraph">
      <style:text-properties fo:font-size="12pt" style:font-size-asian="12pt" style:font-size-complex="12pt"/>
    </style:style>
    <style:style style:name="P13" style:parent-style-name="Akapitzlistą" style:list-style-name="LFO1" style:family="paragraph">
      <style:text-properties fo:font-size="12pt" style:font-size-asian="12pt" style:font-size-complex="12pt"/>
    </style:style>
    <style:style style:name="P14" style:parent-style-name="Akapitzlistą" style:list-style-name="LFO1" style:family="paragraph">
      <style:text-properties fo:font-size="12pt" style:font-size-asian="12pt" style:font-size-complex="12pt"/>
    </style:style>
    <style:style style:name="P15" style:parent-style-name="Akapitzlistą" style:list-style-name="LFO1" style:family="paragraph">
      <style:text-properties fo:font-size="12pt" style:font-size-asian="12pt" style:font-size-complex="12pt"/>
    </style:style>
    <style:style style:name="P16" style:parent-style-name="Akapitzlistą" style:list-style-name="LFO1" style:family="paragraph">
      <style:text-properties fo:font-size="12pt" style:font-size-asian="12pt" style:font-size-complex="12pt"/>
    </style:style>
    <style:style style:name="P17" style:parent-style-name="Akapitzlistą" style:list-style-name="LFO1" style:family="paragraph">
      <style:text-properties fo:font-size="12pt" style:font-size-asian="12pt" style:font-size-complex="12pt"/>
    </style:style>
    <style:style style:name="P18" style:parent-style-name="Akapitzlistą" style:list-style-name="LFO1" style:family="paragraph">
      <style:text-properties fo:font-size="12pt" style:font-size-asian="12pt" style:font-size-complex="12pt"/>
    </style:style>
    <style:style style:name="P19" style:parent-style-name="Akapitzlistą" style:list-style-name="LFO1" style:family="paragraph">
      <style:text-properties fo:font-size="12pt" style:font-size-asian="12pt" style:font-size-complex="12pt"/>
    </style:style>
    <style:style style:name="P20" style:parent-style-name="Akapitzlistą" style:list-style-name="LFO1" style:family="paragraph"/>
    <style:style style:name="T21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Harmonogram budowania projektu:</text:p>
      <text:list text:style-name="LFO1" text:continue-numbering="true">
        <text:list-item>
          <text:p text:style-name="P2">Etap 1(1 grudnia 2017) – 50% funkcjonalności</text:p>
          <text:list text:continue-numbering="true">
            <text:list-item>
              <text:p text:style-name="P3">Możliwość rejestracji w systemie</text:p>
            </text:list-item>
            <text:list-item>
              <text:p text:style-name="P4">Możliwość logowania do systemu</text:p>
            </text:list-item>
            <text:list-item>
              <text:p text:style-name="P5">Możliwość przeglądania katalogu książek</text:p>
            </text:list-item>
            <text:list-item>
              <text:p text:style-name="P6">Wstępne GUI systemu</text:p>
            </text:list-item>
            <text:list-item>
              <text:p text:style-name="P7">Edycja konta użytkownika</text:p>
            </text:list-item>
          </text:list>
        </text:list-item>
        <text:list-item>
          <text:p text:style-name="P8">Etap 2(5 stycznia 2018) – 90% funkcjonalności</text:p>
          <text:list text:continue-numbering="true">
            <text:list-item>
              <text:p text:style-name="P9">Możliwość wypożyczania, rezerwowania<text:s/>i prolongowania książek</text:p>
            </text:list-item>
            <text:list-item>
              <text:p text:style-name="P10">Możliwość anulowania wypożyczonych lub zarezerwowanych książek</text:p>
            </text:list-item>
            <text:list-item>
              <text:p text:style-name="P11">Edycja katalogu książek i informacji o książkach</text:p>
            </text:list-item>
            <text:list-item>
              <text:p text:style-name="P12">Powiadomienia e-mail</text:p>
            </text:list-item>
            <text:list-item>
              <text:p text:style-name="P13">Blokowanie i odblokowywanie możliwości wypożyczenia dla konkretnych użytkowników</text:p>
            </text:list-item>
            <text:list-item>
              <text:p text:style-name="P14">Naliczanie i usuwanie opłat</text:p>
            </text:list-item>
            <text:list-item>
              <text:p text:style-name="P15">Proponowanie książek</text:p>
            </text:list-item>
            <text:list-item>
              <text:p text:style-name="P16">Dodawanie i usuwanie pracowników systemu</text:p>
            </text:list-item>
            <text:list-item>
              <text:p text:style-name="P17">Wstępne testy systemu</text:p>
            </text:list-item>
          </text:list>
        </text:list-item>
        <text:list-item>
          <text:p text:style-name="P18">Etap 3(19/26 stycznia 2018) – 100% funkcjonalności</text:p>
          <text:list text:continue-numbering="true">
            <text:list-item>
              <text:p text:style-name="P19">Przedstawienie w pełni działającego projektu wraz z poprawionymi funkcjonalnościami z poprzednich etapów</text:p>
            </text:list-item>
            <text:list-item>
              <text:p text:style-name="P20"><text:span text:style-name="T21">Pełne testy systemu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Buczek</meta:initial-creator>
    <dc:creator>Adam Buczek</dc:creator>
    <meta:creation-date>2017-11-09T12:54:00Z</meta:creation-date>
    <dc:date>2017-11-09T13:51:00Z</dc:date>
    <meta:template xlink:href="Normal" xlink:type="simple"/>
    <meta:editing-cycles>4</meta:editing-cycles>
    <meta:editing-duration>PT1020S</meta:editing-duration>
    <meta:document-statistic meta:page-count="1" meta:paragraph-count="1" meta:word-count="119" meta:character-count="834" meta:row-count="5" meta:non-whitespace-character-count="716"/>
  </office:meta>
</office:document-meta>
</file>